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119.91pt"/>
    </style:style>
    <style:style style:name="co6" style:family="table-column">
      <style:table-column-properties fo:break-before="auto" style:column-width="105.19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89.74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147.66pt"/>
    </style:style>
    <style:style style:name="co14" style:family="table-column">
      <style:table-column-properties fo:break-before="auto" style:column-width="109.8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color="#ff3333"/>
    </style:style>
  </office:automatic-styles>
  <office:body>
    <office:spreadsheet>
      <table:calculation-settings table:automatic-find-labels="false"/>
      <table:table table:name="df_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/>
          <table:table-cell office:value-type="string" calcext:value-type="string">
            <text:p>scenario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completion_time</text:p>
          </table:table-cell>
          <table:table-cell office:value-type="string" calcext:value-type="string">
            <text:p>max_lateral_acceleration</text:p>
          </table:table-cell>
          <table:table-cell office:value-type="string" calcext:value-type="string">
            <text:p>max_longitudinal_jerk</text:p>
          </table:table-cell>
          <table:table-cell office:value-type="string" calcext:value-type="string">
            <text:p>max_lateral_jerk</text:p>
          </table:table-cell>
          <table:table-cell office:value-type="string" calcext:value-type="string">
            <text:p>avg_longitudinal_jerk</text:p>
          </table:table-cell>
          <table:table-cell office:value-type="string" calcext:value-type="string">
            <text:p>avg_lateral_jerk</text:p>
          </table:table-cell>
          <table:table-cell office:value-type="string" calcext:value-type="string">
            <text:p>feasibility_percent</text:p>
          </table:table-cell>
          <table:table-cell office:value-type="string" calcext:value-type="string">
            <text:p>average_solve_time</text:p>
          </table:table-cell>
          <table:table-cell office:value-type="string" calcext:value-type="string">
            <text:p>hausdorff_dist_notv</text:p>
          </table:table-cell>
          <table:table-cell office:value-type="string" calcext:value-type="string">
            <text:p>dmin_TV</text:p>
          </table:table-cell>
          <table:table-cell office:value-type="string" calcext:value-type="string">
            <text:p>max_lateral_acceleration_norm</text:p>
          </table:table-cell>
          <table:table-cell office:value-type="string" calcext:value-type="string">
            <text:p>completion_time_norm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v</text:p>
          </table:table-cell>
          <table:table-cell office:value-type="float" office:value="8.38750012498349" calcext:value-type="float">
            <text:p>8.387500125</text:p>
          </table:table-cell>
          <table:table-cell office:value-type="float" office:value="6.3227528112308" calcext:value-type="float">
            <text:p>6.3227528112</text:p>
          </table:table-cell>
          <table:table-cell office:value-type="float" office:value="34.4182538811735" calcext:value-type="float">
            <text:p>34.4182538812</text:p>
          </table:table-cell>
          <table:table-cell office:value-type="float" office:value="47.288421737394" calcext:value-type="float">
            <text:p>47.2884217374</text:p>
          </table:table-cell>
          <table:table-cell office:value-type="float" office:value="6.22709514711801" calcext:value-type="float">
            <text:p>6.2270951471</text:p>
          </table:table-cell>
          <table:table-cell office:value-type="float" office:value="3.88151753876111" calcext:value-type="float">
            <text:p>3.8815175388</text:p>
          </table:table-cell>
          <table:table-cell office:value-type="float" office:value="1" calcext:value-type="float">
            <text:p>1</text:p>
          </table:table-cell>
          <table:table-cell office:value-type="float" office:value="0.0314164057831906" calcext:value-type="float">
            <text:p>0.031416405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pc_no_switch</text:p>
          </table:table-cell>
          <table:table-cell table:style-name="ce1" office:value-type="float" office:value="10.2750001531094" calcext:value-type="float">
            <text:p>10.2750001531</text:p>
          </table:table-cell>
          <table:table-cell table:style-name="ce1" office:value-type="float" office:value="6.81234362967114" calcext:value-type="float">
            <text:p>6.8123436297</text:p>
          </table:table-cell>
          <table:table-cell table:style-name="ce1" office:value-type="float" office:value="14.0974487049575" calcext:value-type="float">
            <text:p>14.097448705</text:p>
          </table:table-cell>
          <table:table-cell table:style-name="ce1" office:value-type="float" office:value="101.575501656923" calcext:value-type="float">
            <text:p>101.5755016569</text:p>
          </table:table-cell>
          <table:table-cell table:style-name="ce1" office:value-type="float" office:value="2.09761183192919" calcext:value-type="float">
            <text:p>2.0976118319</text:p>
          </table:table-cell>
          <table:table-cell table:style-name="ce1" office:value-type="float" office:value="6.55442198471827" calcext:value-type="float">
            <text:p>6.55442198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23992635037653" calcext:value-type="float">
            <text:p>0.0623992635</text:p>
          </table:table-cell>
          <table:table-cell table:style-name="ce1" office:value-type="float" office:value="1.24240610407431" calcext:value-type="float">
            <text:p>1.2424061041</text:p>
          </table:table-cell>
          <table:table-cell table:style-name="ce1" office:value-type="float" office:value="3.57784133481848" calcext:value-type="float">
            <text:p>3.5778413348</text:p>
          </table:table-cell>
          <table:table-cell table:style-name="ce1" office:value-type="float" office:value="1.21733514915297" calcext:value-type="float">
            <text:p>1.2173351492</text:p>
          </table:table-cell>
          <table:table-cell table:style-name="ce1" office:value-type="float" office:value="1.23151394544004" calcext:value-type="float">
            <text:p>1.2315139454</text:p>
          </table:table-cell>
          <table:table-cell table:style-name="ce1"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pc_open_loop</text:p>
          </table:table-cell>
          <table:table-cell office:value-type="float" office:value="9.18750013690442" calcext:value-type="float">
            <text:p>9.1875001369</text:p>
          </table:table-cell>
          <table:table-cell office:value-type="float" office:value="12.6332412650338" calcext:value-type="float">
            <text:p>12.633241265</text:p>
          </table:table-cell>
          <table:table-cell office:value-type="float" office:value="6.2234662013685" calcext:value-type="float">
            <text:p>6.2234662014</text:p>
          </table:table-cell>
          <table:table-cell office:value-type="float" office:value="147.684871606502" calcext:value-type="float">
            <text:p>147.6848716065</text:p>
          </table:table-cell>
          <table:table-cell office:value-type="float" office:value="2.07193872533933" calcext:value-type="float">
            <text:p>2.0719387253</text:p>
          </table:table-cell>
          <table:table-cell office:value-type="float" office:value="10.7457880551689" calcext:value-type="float">
            <text:p>10.7457880552</text:p>
          </table:table-cell>
          <table:table-cell office:value-type="float" office:value="1" calcext:value-type="float">
            <text:p>1</text:p>
          </table:table-cell>
          <table:table-cell office:value-type="float" office:value="0.00159975122371504" calcext:value-type="float">
            <text:p>0.0015997512</text:p>
          </table:table-cell>
          <table:table-cell office:value-type="float" office:value="3.78964677455026" calcext:value-type="float">
            <text:p>3.7896467746</text:p>
          </table:table-cell>
          <table:table-cell office:value-type="float" office:value="4.84841033069919" calcext:value-type="float">
            <text:p>4.8484103307</text:p>
          </table:table-cell>
          <table:table-cell office:value-type="float" office:value="2.11261577451173" calcext:value-type="float">
            <text:p>2.1126157745</text:p>
          </table:table-cell>
          <table:table-cell office:value-type="float" office:value="1.09616267443403" calcext:value-type="float">
            <text:p>1.096162674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smpc</text:p>
          </table:table-cell>
          <table:table-cell office:value-type="float" office:value="9.17500013671815" calcext:value-type="float">
            <text:p>9.1750001367</text:p>
          </table:table-cell>
          <table:table-cell office:value-type="float" office:value="11.3449890299304" calcext:value-type="float">
            <text:p>11.3449890299</text:p>
          </table:table-cell>
          <table:table-cell office:value-type="float" office:value="89.3846660912071" calcext:value-type="float">
            <text:p>89.3846660912</text:p>
          </table:table-cell>
          <table:table-cell office:value-type="float" office:value="159.170917977833" calcext:value-type="float">
            <text:p>159.1709179778</text:p>
          </table:table-cell>
          <table:table-cell office:value-type="float" office:value="7.33607047002895" calcext:value-type="float">
            <text:p>7.33607047</text:p>
          </table:table-cell>
          <table:table-cell office:value-type="float" office:value="12.8242661879522" calcext:value-type="float">
            <text:p>12.824266188</text:p>
          </table:table-cell>
          <table:table-cell office:value-type="float" office:value="0.986559139784946" calcext:value-type="float">
            <text:p>0.9865591398</text:p>
          </table:table-cell>
          <table:table-cell office:value-type="float" office:value="0.0330633086554191" calcext:value-type="float">
            <text:p>0.0330633087</text:p>
          </table:table-cell>
          <table:table-cell office:value-type="float" office:value="5.39605843781692" calcext:value-type="float">
            <text:p>5.3960584378</text:p>
          </table:table-cell>
          <table:table-cell office:value-type="float" office:value="5.27023950890964" calcext:value-type="float">
            <text:p>5.2702395089</text:p>
          </table:table-cell>
          <table:table-cell office:value-type="float" office:value="1.83003636030176" calcext:value-type="float">
            <text:p>1.8300363603</text:p>
          </table:table-cell>
          <table:table-cell office:value-type="float" office:value="1.09851588641163" calcext:value-type="float">
            <text:p>1.0985158864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tv</text:p>
          </table:table-cell>
          <table:table-cell table:style-name="ce2" office:value-type="float" office:value="7.81250011641532" calcext:value-type="float">
            <text:p>7.8125001164</text:p>
          </table:table-cell>
          <table:table-cell table:style-name="ce2" office:value-type="float" office:value="5.59529369309556" calcext:value-type="float">
            <text:p>5.5952936931</text:p>
          </table:table-cell>
          <table:table-cell table:style-name="ce2" office:value-type="float" office:value="31.1913346050919" calcext:value-type="float">
            <text:p>31.1913346051</text:p>
          </table:table-cell>
          <table:table-cell table:style-name="ce2" office:value-type="float" office:value="32.3924560132884" calcext:value-type="float">
            <text:p>32.3924560133</text:p>
          </table:table-cell>
          <table:table-cell table:style-name="ce2" office:value-type="float" office:value="4.7090641012076" calcext:value-type="float">
            <text:p>4.7090641012</text:p>
          </table:table-cell>
          <table:table-cell table:style-name="ce2" office:value-type="float" office:value="3.03492896881986" calcext:value-type="float">
            <text:p>3.03492896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6670840911798" calcext:value-type="float">
            <text:p>0.0466708409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mpc_no_switch</text:p>
          </table:table-cell>
          <table:table-cell table:style-name="ce3" office:value-type="float" office:value="10.0500001497567" calcext:value-type="float">
            <text:p>10.0500001498</text:p>
          </table:table-cell>
          <table:table-cell table:style-name="ce3" office:value-type="float" office:value="5.79675712506537" calcext:value-type="float">
            <text:p>5.7967571251</text:p>
          </table:table-cell>
          <table:table-cell table:style-name="ce3" office:value-type="float" office:value="13.6976366745684" calcext:value-type="float">
            <text:p>13.6976366746</text:p>
          </table:table-cell>
          <table:table-cell table:style-name="ce3" office:value-type="float" office:value="105.870961900406" calcext:value-type="float">
            <text:p>105.8709619004</text:p>
          </table:table-cell>
          <table:table-cell table:style-name="ce3" office:value-type="float" office:value="2.53095182651661" calcext:value-type="float">
            <text:p>2.5309518265</text:p>
          </table:table-cell>
          <table:table-cell table:style-name="ce3" office:value-type="float" office:value="5.69122483354353" calcext:value-type="float">
            <text:p>5.6912248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39494470765629" calcext:value-type="float">
            <text:p>0.0639494471</text:p>
          </table:table-cell>
          <table:table-cell table:style-name="ce3" office:value-type="float" office:value="1.02728611298289" calcext:value-type="float">
            <text:p>1.027286113</text:p>
          </table:table-cell>
          <table:table-cell table:style-name="ce3" office:value-type="float" office:value="7.88443164436436" calcext:value-type="float">
            <text:p>7.8844316444</text:p>
          </table:table-cell>
          <table:table-cell table:style-name="ce3" office:value-type="float" office:value="1.01182576621299" calcext:value-type="float">
            <text:p>1.0118257662</text:p>
          </table:table-cell>
          <table:table-cell table:style-name="ce3" office:value-type="float" office:value="1.29408942942551" calcext:value-type="float">
            <text:p>1.2940894294</text:p>
          </table:table-cell>
          <table:table-cell table:style-name="ce3"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mpc_open_loop</text:p>
          </table:table-cell>
          <table:table-cell table:style-name="ce2" office:value-type="float" office:value="11.9375001778826" calcext:value-type="float">
            <text:p>11.9375001779</text:p>
          </table:table-cell>
          <table:table-cell table:style-name="ce2" office:value-type="float" office:value="8.97169480377032" calcext:value-type="float">
            <text:p>8.9716948038</text:p>
          </table:table-cell>
          <table:table-cell table:style-name="ce2" office:value-type="float" office:value="147.363116718573" calcext:value-type="float">
            <text:p>147.3631167186</text:p>
          </table:table-cell>
          <table:table-cell table:style-name="ce2" office:value-type="float" office:value="142.63260375861" calcext:value-type="float">
            <text:p>142.6326037586</text:p>
          </table:table-cell>
          <table:table-cell table:style-name="ce2" office:value-type="float" office:value="7.92936846705098" calcext:value-type="float">
            <text:p>7.9293684671</text:p>
          </table:table-cell>
          <table:table-cell table:style-name="ce2" office:value-type="float" office:value="5.55681130747347" calcext:value-type="float">
            <text:p>5.5568113075</text:p>
          </table:table-cell>
          <table:table-cell table:style-name="ce2" office:value-type="float" office:value="0.780077726514255" calcext:value-type="float">
            <text:p>0.7800777265</text:p>
          </table:table-cell>
          <table:table-cell table:style-name="ce2" office:value-type="float" office:value="0.00167569930455071" calcext:value-type="float">
            <text:p>0.0016756993</text:p>
          </table:table-cell>
          <table:table-cell table:style-name="ce2" office:value-type="float" office:value="3.89983273717399" calcext:value-type="float">
            <text:p>3.8998327372</text:p>
          </table:table-cell>
          <table:table-cell table:style-name="ce2" office:value-type="float" office:value="9.28810151795349" calcext:value-type="float">
            <text:p>9.288101518</text:p>
          </table:table-cell>
          <table:table-cell table:style-name="ce2" office:value-type="float" office:value="1.55253186123751" calcext:value-type="float">
            <text:p>1.5525318612</text:p>
          </table:table-cell>
          <table:table-cell table:style-name="ce2" office:value-type="float" office:value="1.57054779610802" calcext:value-type="float">
            <text:p>1.5705477961</text:p>
          </table:table-cell>
          <table:table-cell table:style-name="ce2"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lsmpc</text:p>
          </table:table-cell>
          <table:table-cell table:style-name="ce2" office:value-type="float" office:value="10.5750001575798" calcext:value-type="float">
            <text:p>10.5750001576</text:p>
          </table:table-cell>
          <table:table-cell table:style-name="ce2" office:value-type="float" office:value="9.28182665878741" calcext:value-type="float">
            <text:p>9.2818266588</text:p>
          </table:table-cell>
          <table:table-cell table:style-name="ce2" office:value-type="float" office:value="179.999997717102" calcext:value-type="float">
            <text:p>179.9999977171</text:p>
          </table:table-cell>
          <table:table-cell table:style-name="ce2" office:value-type="float" office:value="138.361653953936" calcext:value-type="float">
            <text:p>138.3616539539</text:p>
          </table:table-cell>
          <table:table-cell table:style-name="ce2" office:value-type="float" office:value="12.3340010034569" calcext:value-type="float">
            <text:p>12.3340010035</text:p>
          </table:table-cell>
          <table:table-cell table:style-name="ce2" office:value-type="float" office:value="6.01602793265429" calcext:value-type="float">
            <text:p>6.0160279327</text:p>
          </table:table-cell>
          <table:table-cell table:style-name="ce2" office:value-type="float" office:value="0.785903253747081" calcext:value-type="float">
            <text:p>0.7859032537</text:p>
          </table:table-cell>
          <table:table-cell table:style-name="ce2" office:value-type="float" office:value="0.0442802566197317" calcext:value-type="float">
            <text:p>0.0442802566</text:p>
          </table:table-cell>
          <table:table-cell table:style-name="ce2" office:value-type="float" office:value="1.12988381038251" calcext:value-type="float">
            <text:p>1.1298838104</text:p>
          </table:table-cell>
          <table:table-cell table:style-name="ce2" office:value-type="float" office:value="10.1736765332996" calcext:value-type="float">
            <text:p>10.1736765333</text:p>
          </table:table-cell>
          <table:table-cell table:style-name="ce2" office:value-type="float" office:value="1.71242227744155" calcext:value-type="float">
            <text:p>1.7124222774</text:p>
          </table:table-cell>
          <table:table-cell table:style-name="ce2" office:value-type="float" office:value="1.36615324752083" calcext:value-type="float">
            <text:p>1.3661532475</text:p>
          </table:table-cell>
          <table:table-cell table:style-name="ce2"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v</text:p>
          </table:table-cell>
          <table:table-cell office:value-type="float" office:value="8.41250012535602" calcext:value-type="float">
            <text:p>8.4125001254</text:p>
          </table:table-cell>
          <table:table-cell office:value-type="float" office:value="5.55758206239402" calcext:value-type="float">
            <text:p>5.5575820624</text:p>
          </table:table-cell>
          <table:table-cell office:value-type="float" office:value="35.8712848972912" calcext:value-type="float">
            <text:p>35.8712848973</text:p>
          </table:table-cell>
          <table:table-cell office:value-type="float" office:value="39.8293833125135" calcext:value-type="float">
            <text:p>39.8293833125</text:p>
          </table:table-cell>
          <table:table-cell office:value-type="float" office:value="6.42108457994965" calcext:value-type="float">
            <text:p>6.4210845799</text:p>
          </table:table-cell>
          <table:table-cell office:value-type="float" office:value="3.78074160152767" calcext:value-type="float">
            <text:p>3.7807416015</text:p>
          </table:table-cell>
          <table:table-cell office:value-type="float" office:value="1" calcext:value-type="float">
            <text:p>1</text:p>
          </table:table-cell>
          <table:table-cell office:value-type="float" office:value="0.0422564587176976" calcext:value-type="float">
            <text:p>0.042256458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pc_no_switch</text:p>
          </table:table-cell>
          <table:table-cell table:style-name="ce1" office:value-type="float" office:value="9.61250014323741" calcext:value-type="float">
            <text:p>9.6125001432</text:p>
          </table:table-cell>
          <table:table-cell table:style-name="ce1" office:value-type="float" office:value="5.85934870387596" calcext:value-type="float">
            <text:p>5.8593487039</text:p>
          </table:table-cell>
          <table:table-cell table:style-name="ce1" office:value-type="float" office:value="13.1164242894632" calcext:value-type="float">
            <text:p>13.1164242895</text:p>
          </table:table-cell>
          <table:table-cell table:style-name="ce1" office:value-type="float" office:value="113.740988090831" calcext:value-type="float">
            <text:p>113.7409880908</text:p>
          </table:table-cell>
          <table:table-cell table:style-name="ce1" office:value-type="float" office:value="2.14298615904453" calcext:value-type="float">
            <text:p>2.142986159</text:p>
          </table:table-cell>
          <table:table-cell table:style-name="ce1" office:value-type="float" office:value="8.59471033538381" calcext:value-type="float">
            <text:p>8.59471033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14001715235509" calcext:value-type="float">
            <text:p>0.0614001715</text:p>
          </table:table-cell>
          <table:table-cell table:style-name="ce1" office:value-type="float" office:value="0.734193649424752" calcext:value-type="float">
            <text:p>0.7341936494</text:p>
          </table:table-cell>
          <table:table-cell table:style-name="ce1" office:value-type="float" office:value="7.91716818791109" calcext:value-type="float">
            <text:p>7.9171681879</text:p>
          </table:table-cell>
          <table:table-cell table:style-name="ce1" office:value-type="float" office:value="1.15911770469429" calcext:value-type="float">
            <text:p>1.1591177047</text:p>
          </table:table-cell>
          <table:table-cell table:style-name="ce1" office:value-type="float" office:value="1.15171387517608" calcext:value-type="float">
            <text:p>1.1517138752</text:p>
          </table:table-cell>
          <table:table-cell table:style-name="ce1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pc_open_loop</text:p>
          </table:table-cell>
          <table:table-cell office:value-type="float" office:value="10.1375001510605" calcext:value-type="float">
            <text:p>10.1375001511</text:p>
          </table:table-cell>
          <table:table-cell office:value-type="float" office:value="9.82695630538558" calcext:value-type="float">
            <text:p>9.8269563054</text:p>
          </table:table-cell>
          <table:table-cell office:value-type="float" office:value="154.359722928593" calcext:value-type="float">
            <text:p>154.3597229286</text:p>
          </table:table-cell>
          <table:table-cell office:value-type="float" office:value="133.469548833434" calcext:value-type="float">
            <text:p>133.4695488334</text:p>
          </table:table-cell>
          <table:table-cell office:value-type="float" office:value="3.94407815078045" calcext:value-type="float">
            <text:p>3.9440781508</text:p>
          </table:table-cell>
          <table:table-cell office:value-type="float" office:value="8.24735418289864" calcext:value-type="float">
            <text:p>8.2473541829</text:p>
          </table:table-cell>
          <table:table-cell office:value-type="float" office:value="0.930690400685148" calcext:value-type="float">
            <text:p>0.9306904007</text:p>
          </table:table-cell>
          <table:table-cell office:value-type="float" office:value="0.00164105199705953" calcext:value-type="float">
            <text:p>0.001641052</text:p>
          </table:table-cell>
          <table:table-cell office:value-type="float" office:value="1.60274870351348" calcext:value-type="float">
            <text:p>1.6027487035</text:p>
          </table:table-cell>
          <table:table-cell office:value-type="float" office:value="11.9618944785039" calcext:value-type="float">
            <text:p>11.9618944785</text:p>
          </table:table-cell>
          <table:table-cell office:value-type="float" office:value="1.87845379013914" calcext:value-type="float">
            <text:p>1.8784537901</text:p>
          </table:table-cell>
          <table:table-cell office:value-type="float" office:value="1.21107071172539" calcext:value-type="float">
            <text:p>1.2110707117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smpc</text:p>
          </table:table-cell>
          <table:table-cell office:value-type="float" office:value="11.4250001702458" calcext:value-type="float">
            <text:p>11.4250001702</text:p>
          </table:table-cell>
          <table:table-cell office:value-type="float" office:value="8.93591948076035" calcext:value-type="float">
            <text:p>8.9359194808</text:p>
          </table:table-cell>
          <table:table-cell office:value-type="float" office:value="179.999997717088" calcext:value-type="float">
            <text:p>179.9999977171</text:p>
          </table:table-cell>
          <table:table-cell office:value-type="float" office:value="150.880438419736" calcext:value-type="float">
            <text:p>150.8804384197</text:p>
          </table:table-cell>
          <table:table-cell office:value-type="float" office:value="10.9714631488029" calcext:value-type="float">
            <text:p>10.9714631488</text:p>
          </table:table-cell>
          <table:table-cell office:value-type="float" office:value="4.37809264105356" calcext:value-type="float">
            <text:p>4.3780926411</text:p>
          </table:table-cell>
          <table:table-cell office:value-type="float" office:value="0.830946774940225" calcext:value-type="float">
            <text:p>0.8309467749</text:p>
          </table:table-cell>
          <table:table-cell office:value-type="float" office:value="0.043372237001034" calcext:value-type="float">
            <text:p>0.043372237</text:p>
          </table:table-cell>
          <table:table-cell office:value-type="float" office:value="2.7073191852599" calcext:value-type="float">
            <text:p>2.7073191853</text:p>
          </table:table-cell>
          <table:table-cell office:value-type="float" office:value="11.582396990403" calcext:value-type="float">
            <text:p>11.5823969904</text:p>
          </table:table-cell>
          <table:table-cell office:value-type="float" office:value="1.6198859785706" calcext:value-type="float">
            <text:p>1.6198859786</text:p>
          </table:table-cell>
          <table:table-cell office:value-type="float" office:value="1.3697895129376" calcext:value-type="float">
            <text:p>1.3697895129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9-13T18:08:55.479000045</dc:date>
    <meta:editing-duration>PT8M14S</meta:editing-duration>
    <meta:editing-cycles>2</meta:editing-cycles>
    <meta:document-statistic meta:table-count="1" meta:cell-count="191" meta:object-count="0"/>
  </office:meta>
</office:document-meta>
</file>